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none" style:text-line-through-typ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10" calcext:value-type="date">
            <text:p>10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38]; &quot;Yes&quot;)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10:.F38])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428571428571429" calcext:value-type="percentage">
            <text:p>4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Doesn't look very pretty, need to update C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90" calcext:value-type="float">
            <text:p>9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E39]=100;&quot;Yes&quot;;&quot;No&quot;)" office:value-type="string" office:string-value="No" calcext:value-type="string">
            <text:p>No</text:p>
          </table:table-cell>
          <table:table-cell table:style-name="ce9" table:number-columns-repeated="2"/>
          <table:table-cell table:style-name="ce10" office:value-type="string" calcext:value-type="string">
            <text:p>Removed from scope</text:p>
          </table:table-cell>
          <table:table-cell table:style-name="ce9" table:number-columns-repeated="2"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12" calcext:value-type="float">
            <text:p>12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428571428571429" calcext:value-type="percentage">
            <text:p>4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5:22:34.218744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10T17:46:34.966662942</dc:date>
    <meta:editing-duration>PT7H39M30S</meta:editing-duration>
    <meta:editing-cycles>27</meta:editing-cycles>
    <meta:generator>LibreOffice/4.2.6.3$Linux_X86_64 LibreOffice_project/420$Build-3</meta:generator>
    <meta:document-statistic meta:table-count="4" meta:cell-count="9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